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fo:margin-left="0.54cm" fo:margin-right="0.699cm" table:align="margins" style:writing-mode="lr-tb"/>
    </style:style>
    <style:style style:name="Table2.A" style:family="table-column">
      <style:table-column-properties style:column-width="2.789cm" style:rel-column-width="11177*"/>
    </style:style>
    <style:style style:name="Table2.B" style:family="table-column">
      <style:table-column-properties style:column-width="4.06cm" style:rel-column-width="16274*"/>
    </style:style>
    <style:style style:name="Table2.C" style:family="table-column">
      <style:table-column-properties style:column-width="1.452cm" style:rel-column-width="5818*"/>
    </style:style>
    <style:style style:name="Table2.D" style:family="table-column">
      <style:table-column-properties style:column-width="1.588cm" style:rel-column-width="6362*"/>
    </style:style>
    <style:style style:name="Table2.E" style:family="table-column">
      <style:table-column-properties style:column-width="6.463cm"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Footnote">
      <style:paragraph-properties style:text-autospace="none"/>
      <style:text-properties fo:font-size="8pt" style:font-size-asian="8pt" style:font-size-complex="8pt"/>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6" style:family="paragraph" style:parent-style-name="Table_20_Contents">
      <style:paragraph-properties fo:text-align="center" style:justify-single-word="false"/>
      <style:text-properties style:font-name="Courier" fo:font-style="italic" style:font-style-asian="italic" style:font-style-complex="italic"/>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3">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Footnote" style:list-style-name="L1"/>
    <style:style style:name="P21" style:family="paragraph" style:parent-style-name="Heading_20_1" style:master-page-name="First_20_Page">
      <style:paragraph-properties style:page-number="auto"/>
    </style:style>
    <style:style style:name="P2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
      <style:paragraph-properties style:text-autospace="none"/>
      <style:text-properties fo:color="#1a1a1a" style:font-name="Times New Roman" fo:font-size="12pt" style:font-name-asian="ArialMT" style:font-size-asian="12pt" style:font-name-complex="ArialMT" style:font-size-complex="12pt"/>
    </style:style>
    <style:style style:name="P28" style:family="paragraph" style:parent-style-name="Standard" style:list-style-name="">
      <style:paragraph-properties style:text-autospace="non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style:writing-mode="lr-tb"/>
    </style:style>
    <style:style style:name="P32" style:family="paragraph">
      <style:paragraph-properties style:writing-mode="lr-tb"/>
      <style:text-properties style:font-name="Times New Roman1" fo:font-size="1pt" style:font-name-asian="Times New Roman1" style:font-name-complex="Times New Roman1"/>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9" style:family="text">
      <style:text-properties style:use-window-font-color="true" style:font-name="Times New Roman" fo:font-size="12pt" style:text-underline-style="none" style:font-name-asian="ArialMT" style:font-size-asian="12pt" style:font-name-complex="ArialMT" style:font-size-complex="12pt"/>
    </style:style>
    <style:style style:name="T10" style:family="text">
      <style:text-properties style:use-window-font-color="true" style:font-name="Times New Roman" fo:font-size="12pt" style:text-underline-style="none" style:font-size-asian="12pt" style:font-size-complex="12pt"/>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underline-style="none"/>
    </style:style>
    <style:style style:name="T13" style:family="text">
      <style:text-properties fo:color="#262626" style:font-name="Verdana" style:font-name-asian="Verdana" style:font-name-complex="Verdana"/>
    </style:style>
    <style:style style:name="T14" style:family="text">
      <style:text-properties fo:color="#262626" style:font-name="Verdana" fo:font-style="normal" style:font-name-asian="Verdana" style:font-style-asian="normal" style:font-name-complex="Verdana" style:font-style-complex="normal"/>
    </style:style>
    <style:style style:name="T15" style:family="text">
      <style:text-properties fo:color="#262626" style:font-name="Verdana" fo:font-style="italic" style:font-name-asian="Verdana" style:font-style-asian="italic" style:font-name-complex="Verdana" style:font-style-complex="italic"/>
    </style:style>
    <style:style style:name="T16" style:family="text">
      <style:text-properties fo:color="#000047" fo:font-weight="normal" style:font-name-asian="Verdana" style:font-weight-asian="normal" style:font-name-complex="Verdana" style:font-weight-complex="normal"/>
    </style:style>
    <style:style style:name="T17" style:family="text">
      <style:text-properties fo:font-style="normal" style:font-style-asian="normal" style:font-style-complex="normal"/>
    </style:style>
    <style:style style:name="T18" style:family="text">
      <style:text-properties fo:color="#1a1a1a" style:font-name="Times New Roman" fo:font-size="12pt" style:font-name-asian="ArialMT" style:font-size-asian="12pt" style:font-name-complex="ArialMT" style:font-size-complex="12pt"/>
    </style:style>
    <style:style style:name="T19" style:family="text">
      <style:text-properties fo:language="en" fo:country="US" style:language-complex="ar" style:country-complex="SA"/>
    </style:style>
    <style:style style:name="T2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font-name="Times New Roman1" fo:font-size="1pt" style:font-name-asian="Times New Roman1" style:font-name-complex="Times New Roman1"/>
    </style:style>
    <style:style style:name="T23"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7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0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09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0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515501648" text:id="ct515501648">
          <text:insertion>
            <office:change-info>
              <dc:creator>Bob Jacobsen</dc:creator>
              <dc:date>2013-01-26T11:02:00</dc:date>
            </office:change-info>
          </text:insertion>
        </text:changed-region>
        <text:changed-region xml:id="ct515501744" text:id="ct515501744">
          <text:insertion>
            <office:change-info>
              <dc:creator>Bob Jacobsen</dc:creator>
              <dc:date>2013-01-26T11:03:00</dc:date>
            </office:change-info>
          </text:insertion>
        </text:changed-region>
        <text:changed-region xml:id="ct478182336" text:id="ct478182336">
          <text:insertion>
            <office:change-info>
              <dc:creator>Bob Jacobsen</dc:creator>
              <dc:date>2013-01-26T11:02:00</dc:date>
            </office:change-info>
          </text:insertion>
        </text:changed-region>
        <text:changed-region xml:id="ct515032144" text:id="ct515032144">
          <text:insertion>
            <office:change-info>
              <dc:creator>David Harris</dc:creator>
              <dc:date>2013-01-26T15:25:00</dc:date>
            </office:change-info>
          </text:insertion>
        </text:changed-region>
        <text:changed-region xml:id="ct454555104" text:id="ct454555104">
          <text:insertion>
            <office:change-info>
              <dc:creator>David Harris</dc:creator>
              <dc:date>2013-01-26T15:26:00</dc:date>
            </office:change-info>
          </text:insertion>
        </text:changed-region>
        <text:changed-region xml:id="ct400419296" text:id="ct400419296">
          <text:insertion>
            <office:change-info>
              <dc:creator>David Harris</dc:creator>
              <dc:date>2013-01-26T15:30:00</dc:date>
            </office:change-info>
          </text:insertion>
        </text:changed-region>
        <text:changed-region xml:id="ct476121088" text:id="ct476121088">
          <text:insertion>
            <office:change-info>
              <dc:creator>David Harris</dc:creator>
              <dc:date>2013-01-26T00:27:00</dc:date>
            </office:change-info>
          </text:insertion>
        </text:changed-region>
        <text:changed-region xml:id="ct477072032" text:id="ct477072032">
          <text:insertion>
            <office:change-info>
              <dc:creator>Bob Jacobsen</dc:creator>
              <dc:date>2013-01-26T11:01:00</dc:date>
            </office:change-info>
          </text:insertion>
        </text:changed-region>
        <text:changed-region xml:id="ct478182432" text:id="ct478182432">
          <text:deletion>
            <office:change-info>
              <dc:creator>Bob Jacobsen</dc:creator>
              <dc:date>2013-01-26T11:01:00</dc:date>
            </office:change-info>
            <text:p text:style-name="Standard">http://openlcb.org/trunk/specs/MtiAllocations.pdf</text:p>
          </text:deletion>
        </text:changed-region>
        <text:changed-region xml:id="ct454338240" text:id="ct454338240">
          <text:insertion>
            <office:change-info>
              <dc:creator>David Harris</dc:creator>
              <dc:date>2013-01-26T00:07:00</dc:date>
            </office:change-info>
          </text:insertion>
        </text:changed-region>
        <text:changed-region xml:id="ct515098352" text:id="ct515098352">
          <text:insertion>
            <office:change-info>
              <dc:creator>David Harris</dc:creator>
              <dc:date>2013-01-26T00:08:00</dc:date>
            </office:change-info>
          </text:insertion>
        </text:changed-region>
        <text:changed-region xml:id="ct454873040" text:id="ct454873040">
          <text:insertion>
            <office:change-info>
              <dc:creator>David Harris</dc:creator>
              <dc:date>2013-01-26T00:09:00</dc:date>
            </office:change-info>
          </text:insertion>
        </text:changed-region>
        <text:changed-region xml:id="ct515830624" text:id="ct515830624">
          <text:insertion>
            <office:change-info>
              <dc:creator>David Harris</dc:creator>
              <dc:date>2013-01-26T00:10:00</dc:date>
            </office:change-info>
          </text:insertion>
        </text:changed-region>
        <text:changed-region xml:id="ct515830720" text:id="ct515830720">
          <text:insertion>
            <office:change-info>
              <dc:creator>David Harris</dc:creator>
              <dc:date>2013-01-26T00:11:00</dc:date>
            </office:change-info>
          </text:insertion>
        </text:changed-region>
        <text:changed-region xml:id="ct477013136" text:id="ct477013136">
          <text:insertion>
            <office:change-info>
              <dc:creator>David Harris</dc:creator>
              <dc:date>2013-01-26T09:11:00</dc:date>
            </office:change-info>
          </text:insertion>
        </text:changed-region>
        <text:changed-region xml:id="ct476905248" text:id="ct476905248">
          <text:insertion>
            <office:change-info>
              <dc:creator>David Harris</dc:creator>
              <dc:date>2013-01-26T00:12:00</dc:date>
            </office:change-info>
          </text:insertion>
        </text:changed-region>
        <text:changed-region xml:id="ct476283728" text:id="ct476283728">
          <text:insertion>
            <office:change-info>
              <dc:creator>David Harris</dc:creator>
              <dc:date>2013-01-26T00:13:00</dc:date>
            </office:change-info>
          </text:insertion>
        </text:changed-region>
        <text:changed-region xml:id="ct477021008" text:id="ct477021008">
          <text:insertion>
            <office:change-info>
              <dc:creator>David Harris</dc:creator>
              <dc:date>2013-01-26T00:14:00</dc:date>
            </office:change-info>
          </text:insertion>
        </text:changed-region>
        <text:changed-region xml:id="ct515112512" text:id="ct515112512">
          <text:insertion>
            <office:change-info>
              <dc:creator>David Harris</dc:creator>
              <dc:date>2013-01-26T00:15:00</dc:date>
            </office:change-info>
          </text:insertion>
        </text:changed-region>
        <text:changed-region xml:id="ct515113136" text:id="ct515113136">
          <text:insertion>
            <office:change-info>
              <dc:creator>David Harris</dc:creator>
              <dc:date>2013-01-26T00:16:00</dc:date>
            </office:change-info>
          </text:insertion>
        </text:changed-region>
        <text:changed-region xml:id="ct515113504" text:id="ct515113504">
          <text:insertion>
            <office:change-info>
              <dc:creator>Bob Jacobsen</dc:creator>
              <dc:date>2013-01-26T11:05:00</dc:date>
            </office:change-info>
          </text:insertion>
        </text:changed-region>
        <text:changed-region xml:id="ct515113600" text:id="ct515113600">
          <text:deletion>
            <office:change-info>
              <dc:creator>Bob Jacobsen</dc:creator>
              <dc:date>2013-01-26T11:05:00</dc:date>
            </office:change-info>
            <text:p text:style-name="Standard"><text:span text:style-name="T1">and this specified in the standard.</text:span></text:p>
          </text:deletion>
        </text:changed-region>
        <text:changed-region xml:id="ct515829440" text:id="ct515829440">
          <text:insertion>
            <office:change-info>
              <dc:creator>David Harris</dc:creator>
              <dc:date>2013-01-26T00:16:00</dc:date>
            </office:change-info>
          </text:insertion>
        </text:changed-region>
        <text:changed-region xml:id="ct515040368" text:id="ct515040368">
          <text:deletion>
            <office:change-info>
              <dc:creator>Bob Jacobsen</dc:creator>
              <dc:date>2013-01-26T11:06:00</dc:date>
            </office:change-info>
            <text:p text:style-name="P1">,</text:p>
          </text:deletion>
        </text:changed-region>
        <text:changed-region xml:id="ct476283824" text:id="ct476283824">
          <text:insertion>
            <office:change-info>
              <dc:creator>David Harris</dc:creator>
              <dc:date>2013-01-26T00:16:00</dc:date>
            </office:change-info>
          </text:insertion>
        </text:changed-region>
        <text:changed-region xml:id="ct515133440" text:id="ct515133440">
          <text:insertion>
            <office:change-info>
              <dc:creator>Bob Jacobsen</dc:creator>
              <dc:date>2013-01-26T11:06:00</dc:date>
            </office:change-info>
          </text:insertion>
        </text:changed-region>
        <text:changed-region xml:id="ct476423072" text:id="ct476423072">
          <text:insertion>
            <office:change-info>
              <dc:creator>David Harris</dc:creator>
              <dc:date>2013-01-26T00:16:00</dc:date>
            </office:change-info>
          </text:insertion>
        </text:changed-region>
        <text:changed-region xml:id="ct476423168" text:id="ct476423168">
          <text:deletion>
            <office:change-info>
              <dc:creator>Bob Jacobsen</dc:creator>
              <dc:date>2013-01-26T11:06:00</dc:date>
            </office:change-info>
            <text:p text:style-name="Standard"><text:span text:style-name="T1">n</text:span></text:p>
          </text:deletion>
        </text:changed-region>
        <text:changed-region xml:id="ct476423264" text:id="ct476423264">
          <text:insertion>
            <office:change-info>
              <dc:creator>David Harris</dc:creator>
              <dc:date>2013-01-26T00:16:00</dc:date>
            </office:change-info>
          </text:insertion>
        </text:changed-region>
        <text:changed-region xml:id="ct515113232" text:id="ct515113232">
          <text:insertion>
            <office:change-info>
              <dc:creator>David Harris</dc:creator>
              <dc:date>2013-01-26T00:17:00</dc:date>
            </office:change-info>
          </text:insertion>
        </text:changed-region>
        <text:changed-region xml:id="ct515403056" text:id="ct515403056">
          <text:insertion>
            <office:change-info>
              <dc:creator>David Harris</dc:creator>
              <dc:date>2013-01-26T00:23:00</dc:date>
            </office:change-info>
          </text:insertion>
        </text:changed-region>
        <text:changed-region xml:id="ct515696288" text:id="ct515696288">
          <text:insertion>
            <office:change-info>
              <dc:creator>David Harris</dc:creator>
              <dc:date>2013-01-26T00:24:00</dc:date>
            </office:change-info>
          </text:insertion>
        </text:changed-region>
        <text:changed-region xml:id="ct515113728" text:id="ct515113728">
          <text:insertion>
            <office:change-info>
              <dc:creator>David Harris</dc:creator>
              <dc:date>2013-01-26T00:25:00</dc:date>
            </office:change-info>
          </text:insertion>
        </text:changed-region>
        <text:changed-region xml:id="ct515391264" text:id="ct515391264">
          <text:insertion>
            <office:change-info>
              <dc:creator>David Harris</dc:creator>
              <dc:date>2013-01-26T00:26:00</dc:date>
            </office:change-info>
          </text:insertion>
        </text:changed-region>
        <text:changed-region xml:id="ct476729024" text:id="ct476729024">
          <text:insertion>
            <office:change-info>
              <dc:creator>David Harris</dc:creator>
              <dc:date>2013-01-26T08:56:00</dc:date>
            </office:change-info>
          </text:insertion>
        </text:changed-region>
        <text:changed-region xml:id="ct651688496" text:id="ct651688496">
          <text:insertion>
            <office:change-info>
              <dc:creator>David Harris</dc:creator>
              <dc:date>2013-01-26T15:19:00</dc:date>
            </office:change-info>
          </text:insertion>
        </text:changed-region>
        <text:changed-region xml:id="ct454592288" text:id="ct454592288">
          <text:deletion>
            <office:change-info>
              <dc:creator>David Harris</dc:creator>
              <dc:date>2013-01-26T15:23:00</dc:date>
            </office:change-info>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
          </text:deletion>
        </text:changed-region>
        <text:changed-region xml:id="ct515176912" text:id="ct515176912">
          <text:insertion>
            <office:change-info>
              <dc:creator>David Harris</dc:creator>
              <dc:date>2013-01-26T15:23:00</dc:date>
            </office:change-info>
          </text:insertion>
        </text:changed-region>
        <text:changed-region xml:id="ct714665904" text:id="ct714665904">
          <text:deletion>
            <office:change-info>
              <dc:creator>David Harris</dc:creator>
              <dc:date>2013-01-26T15:32:00</dc:date>
            </office:change-info>
            <text:p text:style-name="Standard">Include some examples and figures from </text:p>
          </text:deletion>
        </text:changed-region>
        <text:changed-region xml:id="ct53514240" text:id="ct53514240">
          <text:deletion>
            <office:change-info>
              <dc:creator>David Harris</dc:creator>
              <dc:date>2013-01-26T15:31:00</dc:date>
            </office:change-info>
            <text:p text:style-name="Standard"><text:a xlink:type="simple" xlink:href="http://openlcb.org/trunk/documents/notes/ProducerConsumerModel.html">http://openlcb.org/trunk/documents/notes/ProducerConsumerModel.html</text:a> </text:p>
          </text:deletion>
        </text:changed-region>
        <text:changed-region xml:id="ct475313296" text:id="ct475313296">
          <text:deletion>
            <office:change-info>
              <dc:creator>David Harris</dc:creator>
              <dc:date>2013-01-26T15:32:00</dc:date>
            </office:change-info>
            <text:p text:style-name="Standard">?</text:p>
          </text:deletion>
        </text:changed-region>
        <text:changed-region xml:id="ct651750832" text:id="ct651750832">
          <text:insertion>
            <office:change-info>
              <dc:creator>David Harris</dc:creator>
              <dc:date>2013-01-26T15:39:00</dc:date>
            </office:change-info>
          </text:insertion>
        </text:changed-region>
        <text:changed-region xml:id="ct476967984" text:id="ct476967984">
          <text:insertion>
            <office:change-info>
              <dc:creator>Bob Jacobsen</dc:creator>
              <dc:date>2013-01-25T13:31:00</dc:date>
            </office:change-info>
          </text:insertion>
        </text:changed-region>
        <text:changed-region xml:id="ct476775392" text:id="ct476775392">
          <text:insertion>
            <office:change-info>
              <dc:creator>Bob Jacobsen</dc:creator>
              <dc:date>2013-01-25T13:32:00</dc:date>
            </office:change-info>
          </text:insertion>
        </text:changed-region>
        <text:changed-region xml:id="ct476954656" text:id="ct476954656">
          <text:insertion>
            <office:change-info>
              <dc:creator>Bob Jacobsen</dc:creator>
              <dc:date>2013-01-25T13: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1">the</text:span> sum of the inputs that trigger the production of the PCER by the producer(s<text:span text:style-name="T12">) and the action(s) taken by the consumer(s). <text:s/>Its main advantage is the knowledge independence it imparts between all of </text:span><text:span text:style-name="T7">the</text:span><text:span text:style-name="T12"> nodes involved in an event. <text:s/>Ex</text:span><text:span text:style-name="T10">pressed in more anthropomorphic terms, </text:span><text:span text:style-name="T9">neither the producers nor consumers or a PCER are aware of each other. <text:s/>This adds flexibility to the system, since more producers or consumers of the PCER can be added to implement the associated event, without concern of side effects to </text:span><text:span text:style-name="T8">the</text:span><text:span text:style-name="T9"> the other nodes involved in </text:span><text:span text:style-name="T8">the</text:span><text:span text:style-name="T9"> event.</text:span><text:note text:id="ftn1" text:note-class="endnote"><text:note-citation>i</text:note-citation><text:note-body><text:p text:style-name="P12"/></text:note-body></text:note><text:note text:id="ftn2" text:note-class="footnote"><text:note-citation>1</text:note-citation><text:note-body><text:p text:style-name="P13"><text:span text:style-name="T13">D. Miorandi and S. Vitturi, “Performance analysis of producer/consumer protocols over IEEE 802.11 wireless links”, </text:span><text:span text:style-name="T15">Proc. IEEE Workshop Factory Communication Systems (WFCS)</text:span><text:span text:style-name="T14">, 2004 </text:span></text:p></text:note-body></text:note><text:note text:id="ftn3" text:note-class="footnote"><text:note-citation>2</text:note-citation><text:note-body><text:p text:style-name="P12"><text:span text:style-name="T16">The Producer/Consumer Model and Control System Design ControlLogix 1999 </text:span>https://cours.etsmtl.ca/gpa774/Cours/old-24-03-04/Documentations/Rockwell/articles/Producer_Consumer.html</text:p></text:note-body></text:note><office:annotation><dc:creator>Bob Jacobsen</dc:creator><dc:date>2013-01-24T07:10:19</dc:date><text:p text:style-name="P29"><text:span text:style-name="T20">DGW: “More background and references would be good”</text:span></text:p></office:annotation></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1">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1">the</text:span> time. <text:s/></text:p>
      <text:h text:style-name="Heading_20_2" text:outline-level="2">References and Context</text:h>
      <text:p text:style-name="Standard"> For more information on format and presentation, see: </text:p>
      <text:list xml:id="list1968620196911824778" text:style-name="L1">
        <text:list-item>
          <text:p text:style-name="P23">OpenLCB Common Information Technical Note<text:change-start text:change-id="ct476121088"/></text:p>
        </text:list-item>
      </text:list>
      <text:p text:style-name="Standard"><text:change-end text:change-id="ct476121088"/><text:change-start text:change-id="ct477072032"/>For more information on MTI values and how they are laid out, see:</text:p>
      <text:list xml:id="list4759818889159508394" text:style-name="L2">
        <text:list-item>
          <text:p text:style-name="P24">OpenLCB Message Network Standard<text:note text:id="ftn4" text:note-class="footnote"><text:note-citation>3</text:note-citation><text:note-body><text:p text:style-name="Footnote"><text:change-start text:change-id="ct515501648"/>As of the time of this writing, the OpenLCB Message<text:change-end text:change-id="ct515501648"/><text:change-start text:change-id="ct515501744"/> Network Standard was still in preparation. See the OpenLCB web site documents page for current status: http://openlcb.org/trunk/specs/index.html<text:change-end text:change-id="ct515501744"/></text:p></text:note-body></text:note></text:p>
        </text:list-item>
        <text:list-item>
          <text:p text:style-name="P24">MTI allocation table<text:note text:id="ftn5" text:note-class="footnote"><text:note-citation>4</text:note-citation><text:note-body><text:list xml:id="list1767800911" text:continue-list="list1968620196911824778" text:style-name="L1"><text:list-item><text:p text:style-name="P20"><text:change-start text:change-id="ct478182336"/>http://openlcb.org/trunk/specs/MtiAllocations.pdf<text:change-end text:change-id="ct478182336"/></text:p></text:list-item></text:list></text:note-body></text:note>. <text:change-end text:change-id="ct477072032"/><text:change text:change-id="ct478182432"/></text:p>
        </text:list-item>
      </text:list>
      <text:h text:style-name="Heading_20_2" text:outline-level="2">Message Formats<text:change-start text:change-id="ct454338240"/></text:h>
      <text:p text:style-name="Standard">The range mask is implemented<text:change-end text:change-id="ct454338240"/><text:change-start text:change-id="ct515098352"/> as a combined base value and mask in order to save space. <text:s/>The base value takes <text:span text:style-name="T1">the</text:span> form 0bv...0 and<text:change-end text:change-id="ct515098352"/><text:change-start text:change-id="ct454873040"/> the mask 0b0...m. <text:s/>If the l<text:change-end text:change-id="ct454873040"/><text:change-start text:change-id="ct515830624"/>owest bit of the base value is a one, then the combined form is 0bv...0. <text:s/>However, if the lowest bit of <text:span text:style-name="T1">the</text:span> <text:change-end text:change-id="ct515830624"/><text:change-start text:change-id="ct515830720"/>base value is a zero, then the mask is inverted and the combined form becomes 0bv...1. <text:s/><text:change-end text:change-id="ct515830720"/><text:change-start text:change-id="ct477013136"/></text:p>
      <text:p text:style-name="Standard"><draw:g text:anchor-type="paragraph" draw:z-index="12" draw:style-name="gr3"><draw:rect draw:style-name="gr5" draw:text-style-name="P34" svg:width="0.401cm" svg:height="0.802cm" svg:x="6.644cm" svg:y="0.668cm"><text:p text:style-name="P33"><text:span text:style-name="T23">0</text:span></text:p></draw:rect><draw:rect draw:style-name="gr5" draw:text-style-name="P34" svg:width="0.401cm" svg:height="0.802cm" svg:x="4.344cm" svg:y="0.668cm"><text:p text:style-name="P33"><text:span text:style-name="T23">x</text:span></text:p></draw:rect><draw:rect draw:style-name="gr5" draw:text-style-name="P34" svg:width="0.399cm" svg:height="0.802cm" svg:x="6.246cm" svg:y="0.668cm"><text:p text:style-name="P33"><text:span text:style-name="T23">x</text:span></text:p></draw:rect><draw:rect draw:style-name="gr5" draw:text-style-name="P34" xml:id="id7" draw:id="id7" svg:width="0.401cm" svg:height="0.802cm" svg:x="5.845cm" svg:y="0.668cm"><text:p text:style-name="P33"><text:span text:style-name="T23">x</text:span></text:p></draw:rect><draw:rect draw:style-name="gr5" draw:text-style-name="P34" svg:width="0.401cm" svg:height="0.802cm" svg:x="5.445cm" svg:y="0.668cm"><text:p text:style-name="P33"><text:span text:style-name="T23">x</text:span></text:p></draw:rect><draw:rect draw:style-name="gr5" draw:text-style-name="P34" svg:width="0.401cm" svg:height="0.802cm" svg:x="8.244cm" svg:y="0.668cm"><text:p text:style-name="P33"><text:span text:style-name="T23">0</text:span></text:p></draw:rect><draw:rect draw:style-name="gr5" draw:text-style-name="P34" svg:width="0.399cm" svg:height="0.802cm" svg:x="7.846cm" svg:y="0.668cm"><text:p text:style-name="P33"><text:span text:style-name="T23">0</text:span></text:p></draw:rect><draw:rect draw:style-name="gr5" draw:text-style-name="P34" svg:width="0.401cm" svg:height="0.802cm" svg:x="7.445cm" svg:y="0.668cm"><text:p text:style-name="P33"><text:span text:style-name="T23">...</text:span></text:p></draw:rect><draw:rect draw:style-name="gr5" draw:text-style-name="P34" svg:width="0.401cm" svg:height="0.802cm" svg:x="7.045cm" svg:y="0.668cm"><text:p text:style-name="P33"><text:span text:style-name="T23">0</text:span></text:p></draw:rect><draw:rect draw:style-name="gr5" draw:text-style-name="P34" svg:width="0.701cm" svg:height="0.802cm" svg:x="4.745cm" svg:y="0.668cm"><text:p text:style-name="P33"><text:span text:style-name="T23">...</text:span></text:p></draw:rect><draw:custom-shape draw:style-name="gr6" draw:text-style-name="P35" svg:width="0.301cm" svg:height="2.1cm" draw:transform="rotate (1.5707963267946) translate (6.84565277777778cm 3.266722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5" svg:width="0.301cm" svg:height="1.8cm" draw:transform="rotate (1.5707963267946) translate (9.14576388888889cm 3.2667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37" svg:width="1.4cm" svg:height="0.659cm" svg:x="7.145cm" svg:y="3.169cm"><draw:text-box><text:p text:style-name="P36"><text:span text:style-name="T24">Base</text:span></text:p></draw:text-box></draw:frame><draw:frame draw:style-name="gr11" draw:text-style-name="P37" svg:width="1.401cm" svg:height="0.659cm" svg:x="9.345cm" svg:y="3.169cm"><draw:text-box><text:p text:style-name="P36"><text:span text:style-name="T24">Mask</text:span></text:p></draw:text-box></draw:frame><draw:rect draw:style-name="gr5" draw:text-style-name="P34" svg:width="0.401cm" svg:height="0.802cm" svg:x="9.045cm" svg:y="2.069cm"><text:p text:style-name="P33"><text:span text:style-name="T23">x</text:span></text:p></draw:rect><draw:rect draw:style-name="gr5" draw:text-style-name="P34" svg:width="0.401cm" svg:height="0.802cm" svg:x="6.745cm" svg:y="2.069cm"><text:p text:style-name="P33"><text:span text:style-name="T23">x</text:span></text:p></draw:rect><draw:rect draw:style-name="gr5" draw:text-style-name="P34" svg:width="0.401cm" svg:height="0.802cm" svg:x="8.645cm" svg:y="2.069cm"><text:p text:style-name="P33"><text:span text:style-name="T23">x</text:span></text:p></draw:rect><draw:rect draw:style-name="gr5" draw:text-style-name="P34" svg:width="0.401cm" svg:height="0.802cm" svg:x="8.244cm" svg:y="2.069cm"><text:p text:style-name="P33"><text:span text:style-name="T23">x</text:span></text:p></draw:rect><draw:rect draw:style-name="gr5" draw:text-style-name="P34" svg:width="0.399cm" svg:height="0.802cm" svg:x="7.846cm" svg:y="2.069cm"><text:p text:style-name="P33"><text:span text:style-name="T23">x</text:span></text:p></draw:rect><draw:rect draw:style-name="gr5" draw:text-style-name="P34" svg:width="0.401cm" svg:height="0.802cm" svg:x="10.645cm" svg:y="2.069cm"><text:p text:style-name="P33"><text:span text:style-name="T23">x</text:span></text:p></draw:rect><draw:rect draw:style-name="gr5" draw:text-style-name="P34" svg:width="0.401cm" svg:height="0.802cm" svg:x="10.245cm" svg:y="2.069cm"><text:p text:style-name="P33"><text:span text:style-name="T23">x</text:span></text:p></draw:rect><draw:rect draw:style-name="gr5" draw:text-style-name="P34" svg:width="0.401cm" svg:height="0.802cm" svg:x="9.844cm" svg:y="2.069cm"><text:p text:style-name="P33"><text:span text:style-name="T23">...</text:span></text:p></draw:rect><draw:rect draw:style-name="gr5" draw:text-style-name="P34" svg:width="0.399cm" svg:height="0.802cm" svg:x="9.445cm" svg:y="2.069cm"><text:p text:style-name="P33"><text:span text:style-name="T23">x</text:span></text:p></draw:rect><draw:rect draw:style-name="gr5" draw:text-style-name="P34" svg:width="0.701cm" svg:height="0.802cm" svg:x="7.145cm" svg:y="2.069cm"><text:p text:style-name="P33"><text:span text:style-name="T23">...</text:span></text:p></draw:rect><draw:rect draw:style-name="gr5" draw:text-style-name="P34" svg:width="0.399cm" svg:height="0.802cm" svg:x="11.446cm" svg:y="0.668cm"><text:p text:style-name="P33"><text:span text:style-name="T23">m</text:span></text:p></draw:rect><draw:rect draw:style-name="gr17" draw:text-style-name="P34" svg:width="0.399cm" svg:height="0.802cm" svg:x="9.146cm" svg:y="0.668cm"><text:p/></draw:rect><draw:rect draw:style-name="gr17" draw:text-style-name="P34" svg:width="0.401cm" svg:height="0.802cm" svg:x="11.045cm" svg:y="0.668cm"><text:p/></draw:rect><draw:rect draw:style-name="gr17" draw:text-style-name="P34" svg:width="0.401cm" svg:height="0.802cm" svg:x="10.645cm" svg:y="0.668cm"><text:p/></draw:rect><draw:rect draw:style-name="gr17" draw:text-style-name="P34" svg:width="0.401cm" svg:height="0.802cm" svg:x="10.245cm" svg:y="0.668cm"><text:p/></draw:rect><draw:rect draw:style-name="gr5" draw:text-style-name="P34" svg:width="0.399cm" svg:height="0.802cm" svg:x="13.046cm" svg:y="0.668cm"><text:p text:style-name="P33"><text:span text:style-name="T23">m</text:span></text:p></draw:rect><draw:rect draw:style-name="gr5" draw:text-style-name="P34" svg:width="0.401cm" svg:height="0.802cm" svg:x="12.645cm" svg:y="0.668cm"><text:p text:style-name="P33"><text:span text:style-name="T23">m</text:span></text:p></draw:rect><draw:rect draw:style-name="gr5" draw:text-style-name="P34" xml:id="id9" draw:id="id9" svg:width="0.401cm" svg:height="0.802cm" svg:x="12.245cm" svg:y="0.668cm"><text:p text:style-name="P33"><text:span text:style-name="T23">...</text:span></text:p></draw:rect><draw:rect draw:style-name="gr5" draw:text-style-name="P34" svg:width="0.401cm" svg:height="0.802cm" svg:x="11.844cm" svg:y="0.668cm"><text:p text:style-name="P33"><text:span text:style-name="T23">m</text:span></text:p></draw:rect><draw:rect draw:style-name="gr5" draw:text-style-name="P34" svg:width="0.701cm" svg:height="0.802cm" svg:x="9.544cm" svg:y="0.668cm"><text:p text:style-name="P33"><text:span text:style-name="T23">...</text:span></text:p></draw:rect><draw:rect draw:style-name="gr5" draw:text-style-name="P34" svg:width="0.401cm" svg:height="0.802cm" svg:x="9.04cm" svg:y="2.063cm"><text:p text:style-name="P33"><text:span text:style-name="T23">x</text:span></text:p></draw:rect><draw:rect draw:style-name="gr5" draw:text-style-name="P34" svg:width="0.401cm" svg:height="0.802cm" svg:x="6.74cm" svg:y="2.063cm"><text:p text:style-name="P33"><text:span text:style-name="T23">x</text:span></text:p></draw:rect><draw:rect draw:style-name="gr5" draw:text-style-name="P34" svg:width="0.401cm" svg:height="0.802cm" svg:x="8.639cm" svg:y="2.063cm"><text:p text:style-name="P33"><text:span text:style-name="T23">x</text:span></text:p></draw:rect><draw:rect draw:style-name="gr5" draw:text-style-name="P34" svg:width="0.399cm" svg:height="0.802cm" svg:x="8.241cm" svg:y="2.063cm"><text:p text:style-name="P33"><text:span text:style-name="T23">x</text:span></text:p></draw:rect><draw:rect draw:style-name="gr5" draw:text-style-name="P34" svg:width="0.401cm" svg:height="0.802cm" svg:x="7.84cm" svg:y="2.063cm"><text:p text:style-name="P33"><text:span text:style-name="T23">x</text:span></text:p></draw:rect><draw:rect draw:style-name="gr5" draw:text-style-name="P34" svg:width="0.401cm" svg:height="0.802cm" svg:x="10.64cm" svg:y="2.063cm"><text:p text:style-name="P33"><text:span text:style-name="T23">x</text:span></text:p></draw:rect><draw:rect draw:style-name="gr5" draw:text-style-name="P34" svg:width="0.401cm" svg:height="0.802cm" svg:x="10.239cm" svg:y="2.063cm"><text:p text:style-name="P33"><text:span text:style-name="T23">x</text:span></text:p></draw:rect><draw:rect draw:style-name="gr5" draw:text-style-name="P34" svg:width="0.399cm" svg:height="0.802cm" svg:x="9.841cm" svg:y="2.063cm"><text:p text:style-name="P33"><text:span text:style-name="T23">...</text:span></text:p></draw:rect><draw:rect draw:style-name="gr5" draw:text-style-name="P34" svg:width="0.401cm" svg:height="0.802cm" svg:x="9.44cm" svg:y="2.063cm"><text:p text:style-name="P33"><text:span text:style-name="T23">x</text:span></text:p></draw:rect><draw:rect draw:style-name="gr5" draw:text-style-name="P34" svg:width="0.701cm" svg:height="0.802cm" svg:x="7.14cm" svg:y="2.063cm"><text:p text:style-name="P33"><text:span text:style-name="T23">...</text:span></text:p></draw:rect><draw:rect draw:style-name="gr5" draw:text-style-name="P34" svg:width="0.401cm" svg:height="0.802cm" svg:x="9.04cm" svg:y="2.063cm"><text:p text:style-name="P33"><text:span text:style-name="T23">m</text:span></text:p></draw:rect><draw:rect draw:style-name="gr5" draw:text-style-name="P34" svg:width="0.401cm" svg:height="0.802cm" svg:x="6.74cm" svg:y="2.063cm"><text:p text:style-name="P33"><text:span text:style-name="T23">x</text:span></text:p></draw:rect><draw:rect draw:style-name="gr5" draw:text-style-name="P34" svg:width="0.401cm" svg:height="0.802cm" svg:x="8.639cm" svg:y="2.063cm"><text:p text:style-name="P33"><text:span text:style-name="T23">x</text:span></text:p></draw:rect><draw:rect draw:style-name="gr5" draw:text-style-name="P34" svg:width="0.399cm" svg:height="0.802cm" svg:x="8.241cm" svg:y="2.063cm"><text:p text:style-name="P33"><text:span text:style-name="T23">x</text:span></text:p></draw:rect><draw:rect draw:style-name="gr5" draw:text-style-name="P34" xml:id="id8" draw:id="id8" svg:width="0.401cm" svg:height="0.802cm" svg:x="7.84cm" svg:y="2.063cm"><text:p text:style-name="P33"><text:span text:style-name="T23">x</text:span></text:p></draw:rect><draw:rect draw:style-name="gr5" draw:text-style-name="P34" svg:width="0.401cm" svg:height="0.802cm" svg:x="10.64cm" svg:y="2.063cm"><text:p text:style-name="P33"><text:span text:style-name="T23">m</text:span></text:p></draw:rect><draw:rect draw:style-name="gr5" draw:text-style-name="P34" svg:width="0.401cm" svg:height="0.802cm" svg:x="10.239cm" svg:y="2.063cm"><text:p text:style-name="P33"><text:span text:style-name="T23">m</text:span></text:p></draw:rect><draw:rect draw:style-name="gr5" draw:text-style-name="P34" xml:id="id10" draw:id="id10" svg:width="0.399cm" svg:height="0.802cm" svg:x="9.841cm" svg:y="2.063cm"><text:p text:style-name="P33"><text:span text:style-name="T23">...</text:span></text:p></draw:rect><draw:rect draw:style-name="gr5" draw:text-style-name="P34" svg:width="0.401cm" svg:height="0.802cm" svg:x="9.44cm" svg:y="2.063cm"><text:p text:style-name="P33"><text:span text:style-name="T23">m</text:span></text:p></draw:rect><draw:rect draw:style-name="gr5" draw:text-style-name="P34" svg:width="0.701cm" svg:height="0.802cm" svg:x="7.14cm" svg:y="2.063cm"><text:p text:style-name="P33"><text:span text:style-name="T23">...</text:span></text:p></draw:rect><draw:frame draw:style-name="gr16" draw:text-style-name="P37" svg:width="1.401cm" svg:height="0.659cm" svg:x="4.145cm" svg:y="0.169cm"><draw:text-box><text:p text:style-name="P36"><text:span text:style-name="T24">Base</text:span></text:p></draw:text-box></draw:frame><draw:frame draw:style-name="gr11" draw:text-style-name="P37" svg:width="1.401cm" svg:height="0.659cm" svg:x="8.945cm" svg:y="0.169cm"><draw:text-box><text:p text:style-name="P36"><text:span text:style-name="T24">Mask</text:span></text:p></draw:text-box></draw:frame><draw:connector draw:style-name="gr10" draw:text-style-name="P35" draw:type="line" svg:x1="6.045cm" svg:y1="1.469cm" svg:x2="8.04cm" svg:y2="2.064cm" draw:start-shape="id7" draw:end-shape="id8" draw:end-glue-point="0" svg:d="m6045 1469 1995 595"><text:p/></draw:connector><draw:connector draw:style-name="gr10" draw:text-style-name="P35" draw:type="line" svg:x1="12.444cm" svg:y1="1.469cm" svg:x2="10.04cm" svg:y2="2.064cm" draw:start-shape="id9" draw:start-glue-point="2" draw:end-shape="id10" draw:end-glue-point="0" svg:d="m12444 1469-2404 595"><text:p/></draw:connector><draw:frame draw:style-name="gr16" draw:text-style-name="P38" svg:width="3.2cm" svg:height="0.74cm" svg:x="7.546cm" svg:y="3.57cm"><draw:text-box><text:p text:style-name="P36"><text:span text:style-name="T23">Range Mask</text:span></text:p></draw:text-box></draw:frame></draw:g><text:change-end text:change-id="ct477013136"/><text:change-start text:change-id="ct476905248"/><text:soft-page-break/></text:p>
      <text:p text:style-name="Standard"><draw:g text:anchor-type="paragraph" draw:z-index="11" draw:style-name="gr3"><draw:g draw:style-name="gr4"><draw:rect draw:style-name="gr5" draw:text-style-name="P34" svg:width="0.401cm" svg:height="0.773cm" svg:x="7.544cm" svg:y="1.227cm"><text:p text:style-name="P33"><text:span text:style-name="T23">m</text:span></text:p></draw:rect><draw:rect draw:style-name="gr5" draw:text-style-name="P34" svg:width="0.401cm" svg:height="0.773cm" svg:x="5.244cm" svg:y="1.227cm"><text:p text:style-name="P33"><text:span text:style-name="T23">x</text:span></text:p></draw:rect><draw:rect draw:style-name="gr5" draw:text-style-name="P34" xml:id="id2" draw:id="id2" svg:width="0.401cm" svg:height="0.773cm" svg:x="7.144cm" svg:y="1.227cm"><text:p text:style-name="P33"><text:span text:style-name="T23">x</text:span></text:p></draw:rect><draw:rect draw:style-name="gr5" draw:text-style-name="P34" svg:width="0.401cm" svg:height="0.773cm" svg:x="6.743cm" svg:y="1.227cm"><text:p text:style-name="P33"><text:span text:style-name="T23">x</text:span></text:p></draw:rect><draw:rect draw:style-name="gr5" draw:text-style-name="P34" svg:width="0.399cm" svg:height="0.773cm" svg:x="6.345cm" svg:y="1.227cm"><text:p text:style-name="P33"><text:span text:style-name="T23">x</text:span></text:p></draw:rect><draw:rect draw:style-name="gr5" draw:text-style-name="P34" svg:width="0.401cm" svg:height="0.773cm" svg:x="9.144cm" svg:y="1.227cm"><text:p text:style-name="P33"><text:span text:style-name="T23">m</text:span></text:p></draw:rect><draw:rect draw:style-name="gr5" draw:text-style-name="P34" svg:width="0.401cm" svg:height="0.773cm" svg:x="8.744cm" svg:y="1.227cm"><text:p text:style-name="P33"><text:span text:style-name="T23">m</text:span></text:p></draw:rect><draw:rect draw:style-name="gr5" draw:text-style-name="P34" svg:width="0.401cm" svg:height="0.773cm" svg:x="8.343cm" svg:y="1.227cm"><text:p text:style-name="P33"><text:span text:style-name="T23">...</text:span></text:p></draw:rect><draw:rect draw:style-name="gr5" draw:text-style-name="P34" svg:width="0.399cm" svg:height="0.773cm" svg:x="7.945cm" svg:y="1.227cm"><text:p text:style-name="P33"><text:span text:style-name="T23">m</text:span></text:p></draw:rect><draw:rect draw:style-name="gr5" draw:text-style-name="P34" svg:width="0.701cm" svg:height="0.773cm" svg:x="5.644cm" svg:y="1.227cm"><text:p text:style-name="P33"><text:span text:style-name="T23">...</text:span></text:p></draw:rect><draw:custom-shape draw:style-name="gr6" draw:text-style-name="P35" svg:width="0.29cm" svg:height="2.1cm" draw:transform="rotate (-1.57079632679579) translate (7.44361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5" svg:width="0.29cm" svg:height="1.8cm" draw:transform="rotate (-1.57079632679579) translate (9.44386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7" svg:width="2.601cm" svg:height="0.659cm" svg:x="5.743cm" svg:y="0.31cm"><draw:text-box><text:p text:style-name="P36"><text:span text:style-name="T24">Base</text:span></text:p></draw:text-box></draw:frame><draw:frame draw:style-name="gr8" draw:text-style-name="P37" svg:width="2.601cm" svg:height="0.659cm" svg:x="7.945cm" svg:y="0.358cm"><draw:text-box><text:p text:style-name="P36"><text:span text:style-name="T24">Mask</text:span></text:p></draw:text-box></draw:frame><draw:frame draw:style-name="gr9" draw:text-style-name="P37" xml:id="id1" draw:id="id1" svg:width="4.4cm" svg:height="1.064cm" svg:x="7.945cm" svg:y="2.194cm"><draw:text-box><text:p text:style-name="P36"><text:span text:style-name="T24">The sense of the mask bits depend on this bit. <text:s/></text:span></text:p></draw:text-box></draw:frame><draw:connector draw:style-name="gr10" draw:text-style-name="P35" draw:type="curve" svg:x1="7.945cm" svg:y1="2.725cm" svg:x2="7.343cm" svg:y2="2cm" draw:start-shape="id1" draw:start-glue-point="3" draw:end-shape="id2" draw:end-glue-point="2" svg:d="m7945 2725c-403 0-602-241-602-725"><text:p/></draw:connector></draw:g><draw:g draw:style-name="gr4"><draw:rect draw:style-name="gr5" draw:text-style-name="P34" svg:width="0.401cm" svg:height="0.773cm" svg:x="7.544cm" svg:y="4.252cm"><text:p text:style-name="P33"><text:span text:style-name="T23">1</text:span></text:p></draw:rect><draw:rect draw:style-name="gr5" draw:text-style-name="P34" svg:width="0.401cm" svg:height="0.773cm" svg:x="5.244cm" svg:y="4.252cm"><text:p text:style-name="P33"><text:span text:style-name="T23">x</text:span></text:p></draw:rect><draw:rect draw:style-name="gr5" draw:text-style-name="P34" xml:id="id4" draw:id="id4" svg:width="0.401cm" svg:height="0.773cm" svg:x="7.144cm" svg:y="4.252cm"><text:p text:style-name="P33"><text:span text:style-name="T23">0</text:span></text:p></draw:rect><draw:rect draw:style-name="gr5" draw:text-style-name="P34" svg:width="0.401cm" svg:height="0.773cm" svg:x="6.743cm" svg:y="4.252cm"><text:p text:style-name="P33"><text:span text:style-name="T23">x</text:span></text:p></draw:rect><draw:rect draw:style-name="gr5" draw:text-style-name="P34" svg:width="0.399cm" svg:height="0.773cm" svg:x="6.345cm" svg:y="4.252cm"><text:p text:style-name="P33"><text:span text:style-name="T23">x</text:span></text:p></draw:rect><draw:rect draw:style-name="gr5" draw:text-style-name="P34" svg:width="0.401cm" svg:height="0.773cm" svg:x="9.144cm" svg:y="4.252cm"><text:p text:style-name="P33"><text:span text:style-name="T23">1</text:span></text:p></draw:rect><draw:rect draw:style-name="gr5" draw:text-style-name="P34" svg:width="0.401cm" svg:height="0.773cm" svg:x="8.744cm" svg:y="4.252cm"><text:p text:style-name="P33"><text:span text:style-name="T23">1</text:span></text:p></draw:rect><draw:rect draw:style-name="gr5" draw:text-style-name="P34" svg:width="0.401cm" svg:height="0.773cm" svg:x="8.343cm" svg:y="4.252cm"><text:p text:style-name="P33"><text:span text:style-name="T23">...</text:span></text:p></draw:rect><draw:rect draw:style-name="gr5" draw:text-style-name="P34" svg:width="0.399cm" svg:height="0.773cm" svg:x="7.945cm" svg:y="4.252cm"><text:p text:style-name="P33"><text:span text:style-name="T23">1</text:span></text:p></draw:rect><draw:rect draw:style-name="gr5" draw:text-style-name="P34" svg:width="0.701cm" svg:height="0.773cm" svg:x="5.644cm" svg:y="4.252cm"><text:p text:style-name="P33"><text:span text:style-name="T23">...</text:span></text:p></draw:rect><draw:custom-shape draw:style-name="gr6" draw:text-style-name="P35" svg:width="0.29cm" svg:height="2.1cm" draw:transform="rotate (-1.57079632679579) translate (7.44361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5" svg:width="0.29cm" svg:height="1.8cm" draw:transform="rotate (-1.57079632679579) translate (9.44386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37" svg:width="2.601cm" svg:height="0.659cm" svg:x="5.743cm" svg:y="3.335cm"><draw:text-box><text:p text:style-name="P36"><text:span text:style-name="T24">Base</text:span></text:p></draw:text-box></draw:frame><draw:frame draw:style-name="gr11" draw:text-style-name="P37" svg:width="2.601cm" svg:height="0.659cm" svg:x="7.945cm" svg:y="3.383cm"><draw:text-box><text:p text:style-name="P36"><text:span text:style-name="T24">Mask</text:span></text:p></draw:text-box></draw:frame><draw:frame draw:style-name="gr12" draw:text-style-name="P37" xml:id="id3" draw:id="id3" svg:width="4.4cm" svg:height="1.47cm" svg:x="7.945cm" svg:y="5.219cm"><draw:text-box><text:p text:style-name="P36"><text:span text:style-name="T24">If the lowest base bit is a 0, then mask bits are 1s. <text:s/></text:span></text:p></draw:text-box></draw:frame><draw:connector draw:style-name="gr10" draw:text-style-name="P35" draw:type="curve" svg:x1="7.945cm" svg:y1="5.953cm" svg:x2="7.343cm" svg:y2="5.025cm" draw:start-shape="id3" draw:start-glue-point="3" draw:end-shape="id4" draw:end-glue-point="2" svg:d="m7945 5953c-403 0-602-309-602-928"><text:p/></draw:connector></draw:g><draw:g draw:style-name="gr4"><draw:rect draw:style-name="gr5" draw:text-style-name="P34" svg:width="0.401cm" svg:height="0.773cm" svg:x="7.544cm" svg:y="7.276cm"><text:p text:style-name="P33"><text:span text:style-name="T23">0</text:span></text:p></draw:rect><draw:rect draw:style-name="gr5" draw:text-style-name="P34" svg:width="0.401cm" svg:height="0.773cm" svg:x="5.244cm" svg:y="7.276cm"><text:p text:style-name="P33"><text:span text:style-name="T23">x</text:span></text:p></draw:rect><draw:rect draw:style-name="gr5" draw:text-style-name="P34" xml:id="id6" draw:id="id6" svg:width="0.401cm" svg:height="0.773cm" svg:x="7.144cm" svg:y="7.276cm"><text:p text:style-name="P33"><text:span text:style-name="T23">1</text:span></text:p></draw:rect><draw:rect draw:style-name="gr5" draw:text-style-name="P34" svg:width="0.401cm" svg:height="0.773cm" svg:x="6.743cm" svg:y="7.276cm"><text:p text:style-name="P33"><text:span text:style-name="T23">x</text:span></text:p></draw:rect><draw:rect draw:style-name="gr5" draw:text-style-name="P34" svg:width="0.399cm" svg:height="0.773cm" svg:x="6.345cm" svg:y="7.276cm"><text:p text:style-name="P33"><text:span text:style-name="T23">x</text:span></text:p></draw:rect><draw:rect draw:style-name="gr5" draw:text-style-name="P34" svg:width="0.401cm" svg:height="0.773cm" svg:x="9.144cm" svg:y="7.276cm"><text:p text:style-name="P33"><text:span text:style-name="T23">0</text:span></text:p></draw:rect><draw:rect draw:style-name="gr5" draw:text-style-name="P34" svg:width="0.401cm" svg:height="0.773cm" svg:x="8.744cm" svg:y="7.276cm"><text:p text:style-name="P33"><text:span text:style-name="T23">0</text:span></text:p></draw:rect><draw:rect draw:style-name="gr5" draw:text-style-name="P34" svg:width="0.401cm" svg:height="0.773cm" svg:x="8.343cm" svg:y="7.276cm"><text:p text:style-name="P33"><text:span text:style-name="T23">...</text:span></text:p></draw:rect><draw:rect draw:style-name="gr5" draw:text-style-name="P34" svg:width="0.399cm" svg:height="0.773cm" svg:x="7.945cm" svg:y="7.276cm"><text:p text:style-name="P33"><text:span text:style-name="T23">0</text:span></text:p></draw:rect><draw:rect draw:style-name="gr5" draw:text-style-name="P34" svg:width="0.701cm" svg:height="0.773cm" svg:x="5.644cm" svg:y="7.276cm"><text:p text:style-name="P33"><text:span text:style-name="T23">...</text:span></text:p></draw:rect><draw:custom-shape draw:style-name="gr6" draw:text-style-name="P35" svg:width="0.29cm" svg:height="2.1cm" draw:transform="rotate (-1.57079632679579) translate (7.39951388888889cm 6.9320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5" svg:width="0.29cm" svg:height="1.8cm" draw:transform="rotate (-1.57079632679579) translate (9.44386111111111cm 6.887986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37" svg:width="1.502cm" svg:height="0.659cm" svg:x="5.743cm" svg:y="6.358cm"><draw:text-box><text:p text:style-name="P36"><text:span text:style-name="T24">Base</text:span></text:p></draw:text-box></draw:frame><draw:frame draw:style-name="gr14" draw:text-style-name="P37" svg:width="1.5cm" svg:height="0.659cm" svg:x="7.945cm" svg:y="6.406cm"><draw:text-box><text:p text:style-name="P36"><text:span text:style-name="T24">Mask</text:span></text:p></draw:text-box></draw:frame><draw:frame draw:style-name="gr15" draw:text-style-name="P37" xml:id="id5" draw:id="id5" svg:width="4.4cm" svg:height="1.47cm" svg:x="7.945cm" svg:y="8.242cm"><draw:text-box><text:p text:style-name="P36"><text:span text:style-name="T24">If the lowest base bit is a 1, then mask bits are 0s. <text:s/></text:span></text:p></draw:text-box></draw:frame><draw:connector draw:style-name="gr10" draw:text-style-name="P35" draw:type="curve" svg:x1="7.945cm" svg:y1="8.975cm" svg:x2="7.343cm" svg:y2="8.048cm" draw:start-shape="id5" draw:start-glue-point="3" draw:end-shape="id6" draw:end-glue-point="2" svg:d="m7945 8975c-403 0-602-308-602-927"><text:p/></draw:connector></draw:g></draw:g>Ran<text:change-end text:change-id="ct476905248"/><text:change-start text:change-id="ct476283728"/>ges can only be specified in powers of 2, ie they<text:change-end text:change-id="ct476283728"/><text:change-start text:change-id="ct477021008"/> can specify ranges of 2, 4, 8, <text:span text:style-name="T1">… .Therefore</text:span><text:change-end text:change-id="ct477021008"/><text:change-start text:change-id="ct515112512"/><text:span text:style-name="T1">, if a range of n is required, then the next larger power of two is used. <text:s/></text:span><text:change-end text:change-id="ct515112512"/><text:change-start text:change-id="ct515113136"/><text:span text:style-name="T1">Ranges should not be over specified, </text:span><text:change-end text:change-id="ct515113136"/><text:change-start text:change-id="ct515113504"/><text:span text:style-name="T1">so the standard requires that a range not extend past the next power of two by requiring that at least 50% of the EventIDs in the range be relevant. </text:span><text:change-end text:change-id="ct515113504"/><text:change text:change-id="ct515113600"/><text:change-start text:change-id="ct515829440"/><text:span text:style-name="T1"><text:s text:c="2"/></text:span></text:p>
      <text:p text:style-name="P1">Encoding a range is done by determining how many values are required, choosing the next higher power of two, choosing a base value<text:change-end text:change-id="ct515829440"/><text:change text:change-id="ct515040368"/><text:change-start text:change-id="ct476283824"/> and the mask, and <text:change-end text:change-id="ct476283824"/><text:change-start text:change-id="ct515133440"/>finally <text:change-end text:change-id="ct515133440"/><text:change-start text:change-id="ct476423072"/>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Standard"><text:span text:style-name="T1">Decoding a range involves i</text:span><text:change-end text:change-id="ct476423072"/><text:change text:change-id="ct476423168"/><text:change-start text:change-id="ct476423264"/><text:span text:style-name="T1">dentifying the mask as lowest contiguous bits of the </text:span><text:change-end text:change-id="ct476423264"/><text:change-start text:change-id="ct515113232"/><text:span text:style-name="T1">same value as the lowest bit. <text:s/>The base value is the remaining high order bits. <text:s/></text:span><text:change-end text:change-id="ct515113232"/><text:change-start text:change-id="ct515403056"/><text:span text:style-name="T1">For example, the combined form 0x987650 would yield a mask of 0x</text:span><text:change-end text:change-id="ct515403056"/><text:change-start text:change-id="ct515696288"/><text:span text:style-name="T1">00000F and a base of 0x98765, whereas 0x98764F would yield a mask of 0x00</text:span><text:change-end text:change-id="ct515696288"/><text:change-start text:change-id="ct515113728"/><text:span text:style-name="T1">000F (inverted) and a base of 0x987640. <text:s/></text:span><text:change-end text:change-id="ct515113728"/><text:change-start text:change-id="ct515391264"/><text:span text:style-name="T1"><office:annotation><dc:creator>David Harris</dc:creator><dc:date>2013-01-26T00:26:03</dc:date><text:p text:style-name="P29"><text:span text:style-name="T20">I rewrote this part. <text:s/>Is this clearer than the equivalent in italics? <text:s/>The table should stay, I think. <text:s/></text:span></text:p></office:annotation></text:span><text:change-end text:change-id="ct515391264"/></text:p>
      <text:p text:style-name="P10"><text:change-start text:change-id="ct476729024"/><text:soft-page-break/></text:p>
      <text:p text:style-name="P10"><text:change-end text:change-id="ct476729024"/>The range mask is implemented as a combined base value and mask, where the mask bits are the lowest n bits of the same value as <text:span text:style-name="T1">the</text:span> lowest bit. <text:s/>For example, the event-mask 0xABCD0000 would form the range 0xABCD0000-ABCDFFFF, since the lowest bit is a “0”and the mask bits extends to the first “1” bit, in this case the the <text:s/>low bit of <text:span text:style-name="T1">the</text:span> 'D' hex-digit. <text:s/>Similarly, the <text:span text:style-name="T1">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1">which</text:span> specifies 0xyyyyyyyC-0xyyyyyyyF. <text:s text:c="2"/>0X00000001 gives 0x00000000-0x00000001, and 0x00000002 gives 0x00000000-0x00000002, and 0x00000003 gives 0x00000000-0x00000003. <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Event-Mask</text:p>
          </table:table-cell>
          <table:table-cell table:style-name="Table2.A1" office:value-type="string">
            <text:p text:style-name="P15">Effective Mask</text:p>
          </table:table-cell>
          <table:table-cell table:style-name="Table2.A1" office:value-type="string">
            <text:p text:style-name="P15">Bits</text:p>
          </table:table-cell>
          <table:table-cell table:style-name="Table2.A1" office:value-type="string">
            <text:p text:style-name="P15">#</text:p>
          </table:table-cell>
          <table:table-cell table:style-name="Table2.E1" office:value-type="string">
            <text:p text:style-name="P15">Resulting Range</text:p>
          </table:table-cell>
        </table:table-row>
        <table:table-row table:style-name="Table2.1">
          <table:table-cell table:style-name="Table2.A2" office:value-type="string">
            <text:p text:style-name="P16">0x00000001</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0-0x00000001</text:p>
          </table:table-cell>
        </table:table-row>
        <table:table-row table:style-name="Table2.1">
          <table:table-cell table:style-name="Table2.A2" office:value-type="string">
            <text:p text:style-name="P16">0x00000002</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2-0x00000003</text:p>
          </table:table-cell>
        </table:table-row>
        <table:table-row table:style-name="Table2.1">
          <table:table-cell table:style-name="Table2.A2" office:value-type="string">
            <text:p text:style-name="P16">0x00000003</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0-0x00000003</text:p>
          </table:table-cell>
        </table:table-row>
        <table:table-row table:style-name="Table2.1">
          <table:table-cell table:style-name="Table2.A2" office:value-type="string">
            <text:p text:style-name="P16">0x00000004</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7</text:p>
          </table:table-cell>
        </table:table-row>
        <table:table-row table:style-name="Table2.1">
          <table:table-cell table:style-name="Table2.A2" office:value-type="string">
            <text:p text:style-name="P16">0x00000005</text:p>
          </table:table-cell>
          <table:table-cell table:style-name="Table2.A2" office:value-type="string">
            <text:p text:style-name="P16">0xFFFFFFFE</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5</text:p>
          </table:table-cell>
        </table:table-row>
        <table:table-row table:style-name="Table2.1">
          <table:table-cell table:style-name="Table2.A2" office:value-type="string">
            <text:p text:style-name="P16">0x00ABCDEF</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E0-0x00ABCDEF</text:p>
          </table:table-cell>
        </table:table-row>
        <table:table-row table:style-name="Table2.1">
          <table:table-cell table:style-name="Table2.A2" office:value-type="string">
            <text:p text:style-name="P16">0x00ABCDF0</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F0-0x00ABCDFF</text:p>
          </table:table-cell>
        </table:table-row>
        <table:table-row table:style-name="Table2.1">
          <table:table-cell table:style-name="Table2.A2" office:value-type="string">
            <text:p text:style-name="P16">0x00ABCDE0</text:p>
          </table:table-cell>
          <table:table-cell table:style-name="Table2.A2" office:value-type="string">
            <text:p text:style-name="P16">0xFFFFFFE0</text:p>
          </table:table-cell>
          <table:table-cell table:style-name="Table2.C2" office:value-type="float" office:value="5">
            <text:p text:style-name="P16">5</text:p>
          </table:table-cell>
          <table:table-cell table:style-name="Table2.C2" office:value-type="float" office:value="32">
            <text:p text:style-name="P16">32</text:p>
          </table:table-cell>
          <table:table-cell table:style-name="Table2.E2" office:value-type="string">
            <text:p text:style-name="P16">0x00ABCDE0-0x00ABCDFF</text:p>
          </table:table-cell>
        </table:table-row>
        <table:table-row table:style-name="Table2.1">
          <table:table-cell table:style-name="Table2.A2" office:value-type="string">
            <text:p text:style-name="P16">0x0000FFFF</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00000000-0x0000FFFF</text:p>
          </table:table-cell>
        </table:table-row>
        <table:table-row table:style-name="Table2.1">
          <table:table-cell table:style-name="Table2.A2" office:value-type="string">
            <text:p text:style-name="P16">0xABCD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ABCD0000-0xABCDFF</text:p>
            <text:p text:style-name="P16"><text:span text:style-name="T17">Example of fast clock.</text:span>FF</text:p>
          </table:table-cell>
        </table:table-row>
        <table:table-row table:style-name="Table2.1">
          <table:table-cell table:style-name="Table2.A2" office:value-type="string">
            <text:p text:style-name="P16">0xFFFF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FFFF0000-0xFFFFFFFF</text:p>
          </table:table-cell>
        </table:table-row>
      </table:table>
      <text:p text:style-name="P10"/>
      <text:p text:style-name="P11"/>
      <text:h text:style-name="Heading_20_3" text:outline-level="3">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ext:soft-page-break/>The “valid”, “invalid”, “unknown” subforms are used to attempt to recover the state of the overall system. <text:s/>In general, event transmission via PCER messages conveys state changes. If a node comes in during operation, it might <text:span text:style-name="T1">want</text:span> to determine the correct value of the distributed state. Producers can, but don't always, <text:span text:style-name="T1">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1">the</text:span> state. <text:s/>The lamp controller that consumes the “On” and “Off” probably <text:span text:style-name="T1">knows whether it is currently providing power to the lamp, and so can reply with valid for one event and invalid for the other.</text:span></text:p>
      <text:h text:style-name="Heading_20_3" text:outline-level="3">Consumer Range Identified</text:h>
      <text:p text:style-name="P11">This message broadcasts, in response to a received Identify Consumer message, from each node that consumes event is <text:span text:style-name="T1">in the range specified by the </text:span>included event-ID-with-mask. <text:s/>This is one of the messages that allows bridges to do automatic routing of event messages. <text:s text:c="4"/></text:p>
      <text:p text:style-name="P11">The 50% is to allow rounding up to the enclosing bit, but no further. <text:s/><office:annotation><dc:creator>Bob Jacobsen</dc:creator><dc:date>2013-01-23T07:36:11</dc:date><text:p text:style-name="P29"><text:span text:style-name="T20">DPH asked: [?what is this referring to?] It refers to the requirement that nodes not send a Consumer Range Identified unless they're consuming at least 50% of that range.</text:span></text:p></office:annotation></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1">The 50% is to allow rounding up to the enclosing bit, but no further.</text:p>
      <text:p text:style-name="Standard">An example of a producer range would be a fast clock node that sends a range of events to indicate the time. Since <text:span text:style-name="T1">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text:soft-page-break/>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I/PRI or CI/CRI messages after IC is OK, but there's no delivery guarantee for <text:span text:style-name="T1">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438751570813814533" text:style-name="L3">
        <text:list-item>
          <text:p text:style-name="P25">When the node is first initialized, after <text:s/>the “Initialization Complete” message has been sent.</text:p>
        </text:list-item>
        <text:list-item>
          <text:p text:style-name="P25">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text:soft-page-break/>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1">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ext:soft-page-break/>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P27"><text:change-start text:change-id="ct651688496"/>An OpenLCB Event represents the sum of all the causes and actions associated with particular concept , such as “Night is falling”, and implements a many-to-many relationship. <text:s/>It has been referred to, alternately, as the Producer-Consumer Model, the Peer-to-Peer Model, or the Publish-Subscribe Model, in opposition to the Master-Slave Model.<text:note text:id="ftn6" text:note-class="footnote"><text:note-citation>5</text:note-citation><text:note-body><text:p text:style-name="Footnote"><text:change-start text:change-id="ct400419296"/><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change-end text:change-id="ct400419296"/></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9">which</text:span> makes this model very flexible and extensible. <text:s/></text:p>
      <text:p text:style-name="P28"><text:span text:style-name="T18">Events are most often used to advertise changes in system state, for example a occupancy detector's state. <text:s/>The model maintains the distributed-state model of a layout because Events-messages are broadcast</text:span><text:span text:style-name="T18"><text:note text:id="ftn0" text:note-class="footnote"><text:note-citation>6</text:note-citation><text:note-body><text:p text:style-name="Footnote"><text:s/>OpenLCB uses interest-based routing, which means <text:span text:style-name="T11">that</text:span> Event messages are actually broadcast only to those bus segments on which a node has expressed interest. <text:s/>Event-ranges are used to express interest in a classes of events. <text:s text:c="2"/></text:p></text:note-body></text:note></text:span><text:span text:style-name="T18"> to all nodes, and this allows individual producers and consumers to use them to change their knowledge of the distributed state. <text:s/></text:span></text:p>
      <text:p text:style-name="P28"><text:span text:style-name="T18">Other important, and perhaps not obvious, uses include: publishing a capability using an event from a list of well-known such event#s; transmitting well-known ranges of data, such as fast-clock time; and embedding an other system's message into an event#, for example a DCC accessory message. Notice that these latter uses allows any node to respond to these messages using its usual event-handling. <text:s/>For example, a node can activate an output in response to a specific fast-clock time.</text:span></text:p>
      <text:p text:style-name="Standard"><text:change-end text:change-id="ct651688496"/><text:change text:change-id="ct454592288"/><text:change-start text:change-id="ct515176912"/>Performance &amp; loading at node startup, layout startup particularly on CAN. Numbers and simulations.<office:annotation><dc:creator>David Harris</dc:creator><dc:date>2013-01-26T15:32:25</dc:date><text:p text:style-name="P30"><text:span text:style-name="T21">Do we have a reference for this?</text:span></text:p></office:annotation><text:change-end text:change-id="ct515176912"/><text:change text:change-id="ct714665904"/><text:change text:change-id="ct53514240"/><text:change text:change-id="ct475313296"/></text:p>
      <text:h text:style-name="Heading_20_2" text:outline-level="2"><text:soft-page-break/>Gateways</text:h>
      <text:p text:style-name="Standard">Gateways can route PCERs only to segments with nodes expressing interest by processing the other event messages.</text:p>
      <text:p text:style-name="Standard">The automatically-routed event range has to be routed. This can be done by making a permanent entry in routing tables, or any other implementation method.</text:p>
      <text:p text:style-name="Standard">Merge the example in http://openlcb.org/trunk/documents/examples/CAN-TCP-CAN-TCP<text:change-start text:change-id="ct651750832"/><office:annotation><dc:creator>David Harris</dc:creator><dc:date>2013-01-26T15:39:03</dc:date><text:p text:style-name="P30"><text:span text:style-name="T21">Add some diagrams here, or just a reference?</text:span></text:p></office:annotation><text:change-end text:change-id="ct651750832"/>-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2073926053462636638" text:style-name="L4">
        <text:list-item>
          <text:p text:style-name="P26">Don't <text:s/>do long linear searches to match an incoming Event ID to internal structures.</text:p>
        </text:list-item>
        <text:list-item>
          <text:p text:style-name="P26">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ext:change-start text:change-id="ct476967984"/>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476967984"/><text:change-start text:change-id="ct476775392"/>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476775392"/><text:change-start text:change-id="ct476954656"/></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change-end text:change-id="ct476954656"/></text:p>
      <text:h text:style-name="Heading_20_2" text:outline-level="2"><text:soft-page-break/>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office:annotation><dc:creator>Bob Jacobsen</dc:creator><dc:date>2013-01-23T07:37:28</dc:date><text:p text:style-name="P29"><text:span text:style-name="T20">DPH: <text:s text:c="2"/>[[reference needed] Right now, it's on the web at http://www.openlcb.org/trunk/specs/EventIdAllocations.pdf and </text:span><text:span text:style-name="T20"><text:a xlink:href="http://www.openlcb.org/trunk/specs/EventIdAllocations.ods">http://www.openlcb.org/trunk/specs/EventIdAllocations.ods</text:a></text:span><text:span text:style-name="T20"> Should that be a footnote, endnote or in-line?</text:span></text:p></office:annotation></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1</text:p>
          <text:p text:style-name="P19"><text:s/>2.1 Introduction<text:tab/>1</text:p>
          <text:p text:style-name="P19"><text:s/>2.2 Intended Use<text:tab/>2</text:p>
          <text:p text:style-name="P19"><text:s/>2.3 References and Context<text:tab/>2</text:p>
          <text:p text:style-name="P19"><text:s/>2.4 Message Formats<text:tab/>2</text:p>
          <text:p text:style-name="P18"><text:s/>2.4.1 Producer/Consumer Event Report (PCER)<text:tab/>4</text:p>
          <text:p text:style-name="P18"><text:s/>2.4.2 Identify Consumer <text:tab/>4</text:p>
          <text:p text:style-name="P18"><text:s/>2.4.3 Consumer Identified <text:tab/>4</text:p>
          <text:p text:style-name="P18"><text:s/>2.4.4 Consumer Range Identified<text:tab/>5</text:p>
          <text:p text:style-name="P18"><text:s/>2.4.5 Identify Producer <text:tab/>5</text:p>
          <text:p text:style-name="P18"><text:s/>2.4.6 Producer Identified<text:tab/>5</text:p>
          <text:p text:style-name="P18"><text:s/>2.4.7 Producer Range Identified<text:tab/>5</text:p>
          <text:p text:style-name="P18"><text:s/>2.4.8 Identify Events<text:tab/>5</text:p>
          <text:p text:style-name="P19"><text:s/>2.5 States<text:tab/>6</text:p>
          <text:p text:style-name="P19"><text:s/>2.6 Interactions<text:tab/>6</text:p>
          <text:p text:style-name="P18"><text:s/>2.6.1 Event Transfer<text:tab/>6</text:p>
          <text:p text:style-name="P18"><text:s/>2.6.2 Event Enquiry<text:tab/>7</text:p>
          <text:p text:style-name="P18"><text:s/>2.6.3 Producer Enquiry<text:tab/>7</text:p>
          <text:p text:style-name="P18"><text:s/>2.6.4 Consumer Enquiry<text:tab/>7</text:p>
          <text:p text:style-name="P17"><text:s/>3 Background information <text:tab/>8</text:p>
          <text:p text:style-name="P19"><text:s/>3.1 Gateways<text:tab/>8</text:p>
          <text:p text:style-name="P19"><text:s/>3.2 Implementation hints<text:tab/>8</text:p>
          <text:p text:style-name="P19"><text:s/>3.3 Well known events<text:tab/>9</text:p>
          <text:p text:style-name="P19"><text:s/>3.4 History section<text:tab/>9</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06" text:date-value="2013-01-26T15:42:30.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5:42:30.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06" text:date-value="2013-01-26T15:42:30.99">1/26/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02</meta:editing-cycles>
    <meta:editing-duration>P3DT20H51M28S</meta:editing-duration>
    <meta:generator>OpenOffice.org/3.4.1$Unix OpenOffice.org_project/341m1$Build-9593</meta:generator>
    <dc:date>2013-01-26T15:42:31</dc:date>
    <meta:keyword>OpenLCB Event Transport</meta:keyword>
    <dc:creator>David Harris</dc:creator>
    <meta:document-statistic meta:table-count="2" meta:image-count="1" meta:object-count="0" meta:page-count="11" meta:paragraph-count="218" meta:word-count="4207" meta:character-count="25816"/>
    <meta:user-defined meta:name="Info 1"/>
    <meta:user-defined meta:name="Info 2"/>
    <meta:user-defined meta:name="Info 3"/>
    <meta:user-defined meta:name="Info 4"/>
  </office:meta>
</office:document-meta>
</file>